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5902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1.2799in"/>
    </style:style>
    <style:style style:name="co16" style:family="table-column">
      <style:table-column-properties fo:break-before="auto" style:column-width="0.964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Liberation Sans"/>
    </style:style>
    <style:style style:name="ce23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20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20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20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 table:number-rows-repeated="5">
          <table:table-cell table:style-name="ce19"/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4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16" table:default-cell-style-name="ce19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12-3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9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2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Exchange</text:p>
          </table:table-cell>
          <table:table-cell table:style-name="ce23" office:value-type="string" calcext:value-type="string">
            <text:p>Holder</text:p>
          </table:table-cell>
          <table:table-cell table:style-name="ce23" office:value-type="string" calcext:value-type="string">
            <text:p>Custom 3</text:p>
          </table:table-cell>
          <table:table-cell table:style-name="ce23" office:value-type="string" calcext:value-type="string">
            <text:p>Custom 4</text:p>
          </table:table-cell>
          <table:table-cell table:style-name="ce23" office:value-type="string" calcext:value-type="string">
            <text:p>Transaction Type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Ou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table:number-columns-repeated="2"/>
          <table:table-cell table:style-name="ce18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2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4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1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9-1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From Exchange</text:p>
          </table:table-cell>
          <table:table-cell table:style-name="ce23" office:value-type="string" calcext:value-type="string">
            <text:p>From Holder</text:p>
          </table:table-cell>
          <table:table-cell table:style-name="ce23" office:value-type="string" calcext:value-type="string">
            <text:p>To Exchange</text:p>
          </table:table-cell>
          <table:table-cell table:style-name="ce23" office:value-type="string" calcext:value-type="string">
            <text:p>To Holder</text:p>
          </table:table-cell>
          <table:table-cell table:style-name="ce23" office:value-type="string" calcext:value-type="string">
            <text:p>Custom 5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Sen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office:value-type="string" calcext:value-type="string">
            <text:p>Crypto Received</text:p>
          </table:table-cell>
          <table:table-cell table:style-name="ce24" office:value-type="string" calcext:value-type="string">
            <text:p>USD Fee</text:p>
          </table:table-cell>
          <table:table-cell table:style-name="ce23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19-12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4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4400" calcext:value-type="float">
            <text:p>144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288" calcext:value-type="float">
            <text:p>288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office:value-type="string" calcext:value-type="string">
            <text:p>2021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4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11400" calcext:value-type="float">
            <text:p>1140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12" calcext:value-type="float">
            <text:p>112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2"/>
          <table:table-cell table:number-columns-repeated="2"/>
          <table:table-cell table:style-name="ce19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</table:table>
      <table:named-expressions/>
      <table:database-ranges>
        <table:database-range table:name="__Anonymous_Sheet_DB__0" table:target-range-address="B1.A26:B1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B2.A26:B2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3" table:target-range-address="B4.A23:B4.AMJ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09:33:29.8123103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7T10:28:41.337811571</meta:creation-date>
    <meta:generator>LibreOffice/7.2.5.2$MacOSX_AARCH64 LibreOffice_project/499f9727c189e6ef3471021d6132d4c694f357e5</meta:generator>
    <dc:date>2022-01-19T09:36:39.771097715</dc:date>
    <meta:editing-duration>P4DT2H46M4S</meta:editing-duration>
    <meta:editing-cycles>93</meta:editing-cycles>
    <meta:document-statistic meta:table-count="4" meta:cell-count="252" meta:object-count="0"/>
  </office:meta>
</office:document-meta>
</file>